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background-color="#ffff99" loext:char-shading-value="0"/>
    </style:style>
    <style:style style:name="T2" style:family="text">
      <style:text-properties fo:color="#df3434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OLE">
      <style:graphic-properties style:vertical-pos="top" style:vertical-rel="baseline" draw:ole-draw-aspect="1" draw:visible-area-width="0.503cm" draw:visible-area-height="0.265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框架1" text:anchor-type="page" text:anchor-page-number="1" svg:x="10.292cm" svg:y="62.812cm" svg:width="0.503cm" draw:z-index="0">
        <draw:text-box fo:min-height="0.265cm">
          <text:p text:style-name="Text_20_body"><draw:frame draw:name="ZeroClipboardMovie_1" text:anchor-type="as-char" svg:width="0.503cm" svg:height="0.265cm" draw:z-index="1"><draw:plugin xlink:href="http://static.blog.csdn.net/scripts/ZeroClipboard/ZeroClipboard.swf" xlink:type="simple" xlink:show="embed" xlink:actuate="onLoad" draw:mime-type="application/x-shockwave-flash"><draw:param draw:name="wmode" draw:value="transparent"/><draw:param draw:name="quality" draw:value="best"/><draw:param draw:name="pluginspage" draw:value="http://www.macromedia.com/go/getflashplayer"/><draw:param draw:name="menu" draw:value="false"/><draw:param draw:name="loop" draw:value="false"/><draw:param draw:name="flashvars" draw:value="id=1&amp;width=19&amp;height=10"/><draw:param draw:name="bgcolor" draw:value="#ffffff"/><draw:param draw:name="allowscriptaccess" draw:value="always"/><draw:param draw:name="allowfullscreen" draw:value="false"/></draw:plugin></draw:frame></text:p>
        </draw:text-box>
      </draw:frame>
      <text:h text:style-name="Heading_20_1" text:outline-level="1"><text:a xlink:type="simple" xlink:href="http://blog.csdn.net/xiongchao2011/article/details/7276834" text:style-name="Internet_20_link" text:visited-style-name="Visited_20_Internet_20_Link">GBK,UTF-8,和ISO8859-1之间的编码与解码 </text:a></text:h>
      <text:p text:style-name="Text_20_body">Unicode、UTF－8 和 ISO8859-1到底有什么区别</text:p>
      <text:p text:style-name="Text_20_body">将以"中文"两个字为例，经查表可以知道其GB2312编码是"d6d0 cec4"，Unicode编码为"4e2d 6587"，UTF编码就是"e4b8ad e69687"。注意，<text:line-break/>这两个字没有iso8859-1编码，但可以用iso8859-1编码来"表示"。 <text:line-break/><text:line-break/>2. 编码基本知识 <text:line-break/><text:line-break/>最早的编码是iso8859-1，和ascii编码相似。但为了方便表示各种各样的语言，逐渐出现了很多标准编码，重要的有如下几个。 <text:line-break/><text:line-break/>2.1. iso8859-1 通常叫做Latin-1<text:line-break/><text:line-break/>属于单字节编码，最多能表示的字符范围是0-255，应用于英文系列。比如，字母a的编码为0x61=97。 <text:line-break/><text:line-break/>很明显，<text:span text:style-name="T4">iso8859-1编码表示的字符范围很窄，无法表示中文字符。但是，由于是单字节编码，和计算机最基础的表示单位一致，所以很多时候，<text:line-break/>仍旧使用iso8859-1编码来表示</text:span>。而且在很多协议上，默认使用该编码。比如，虽然"中文"两个字不存在iso8859-1编码，以gb2312编码为例，应<text:line-break/>该是"d6d0 cec4"两个字符，使用iso8859-1编码的时候则将它拆开为4个字节来表示："d6 d0 ce c4"（事实上，在进行存储的时候，也是以字节为<text:line-break/>单位处理的）。而如果是UTF编码，则是6个字节"e4 b8 ad e6 96 87"。很明显，这种表示方法还需要以另一种编码为基础。 <text:line-break/><text:line-break/>2.2. GB2312/GBK <text:line-break/><text:line-break/>这就是汉子的国标码，专门用来表示汉字，是<text:span text:style-name="T1">双字节编码</text:span>，而英文字母和iso8859-1一致（兼容iso8859-1编码）。其中<text:span text:style-name="T4">gbk编码能够用来同时表示<text:line-break/>繁体字和简体字，而gb2312只能表示简体字，gbk是兼容gb2312编码的</text:span>。 <text:line-break/><text:line-break/>2.3. unicode <text:line-break/><text:line-break/><text:span text:style-name="T4">这是最统一的编码，可以用来表示所有语言的字符</text:span>，而且是<text:span text:style-name="T1">定长双字节</text:span>（也有四字节的）编码，包括英文字母在内。所以可以说它是不兼容iso8859-1编<text:line-break/>码的，也<text:span text:style-name="T4">不兼容任何编码</text:span>。不过，<text:span text:style-name="T4">相对于iso8859-1编码来说，uniocode编码只是在前面增加了一个0字节，比如字母a为"00 61"。 </text:span><text:line-break/><text:line-break/><text:soft-page-break/>需要说明的是，定长编码便于计算机处理（注意GB2312/GBK不是定长编码），而unicode又可以用来表示所有字符，所以在<text:span text:style-name="T4">很多软件内部是使用unicode<text:line-break/>编码来处理的</text:span>，比如<text:a xlink:type="simple" xlink:href="http://lib.csdn.net/base/javaee" office:target-frame-name="_blank" xlink:show="new" text:style-name="Internet_20_link" text:visited-style-name="Visited_20_Internet_20_Link"><text:span text:style-name="T2">Java</text:span></text:a>。 <text:line-break/><text:line-break/>2.4. UTF <text:line-break/><text:line-break/>考虑到unicode编码不兼容iso8859-1编码，而且容易占用更多的空间：因为对于英文字母，unicode也需要两个字节来表示。所以<text:span text:style-name="T1">unicode不便于传输和存<text:line-break/>储</text:span>。因此而产生了utf编码，utf编码兼容iso8859-1编码，同时也可以用来表示所有语言的字符，不过，utf编码是<text:span text:style-name="T1">不定长编码</text:span>，每一个字符的长度从1-6个字<text:line-break/>节不等。另外，utf编码自带简单的校验功能。一般来讲，英文字母都是用一个字节表示，而汉字使用<text:span text:style-name="T1">三个字节</text:span>。 <text:line-break/><text:line-break/>注意，虽然说utf是为了使用更少的空间而使用的，但那只是相对于unicode编码来说，如果已经知道是汉字，则使用GB2312/GBK无疑是最节省的。不过另<text:line-break/>一方面，值得说明的是，虽然utf编码对汉字使用3个字节，但即使对于汉字网页，utf编码也会比unicode编码节省，因为网页中包含了很多的英文字符。 <text:line-break/><text:line-break/>3. java对字符的处理 <text:line-break/><text:line-break/>在java应用软件中，会有多处涉及到字符集编码，有些地方需要进行正确的设置，有些地方需要进行一定程度的处理。 <text:line-break/><text:line-break/>3.1. <text:span text:style-name="T4">getBytes(charset) </text:span><text:line-break/><text:line-break/>这是java字符串处理的一个标准函数，其作用是<text:span text:style-name="T4">将字符串所表示的字符按照charset编码，并以字节方式表示</text:span>。注意字符串在<text:span text:style-name="T4">java内存中总是按unicode编码</text:span><text:line-break/>存储的。比如"中文"，正常情况下（即没有错误的时候）存储为"4e2d 6587"，如果charset为"gbk"，则被编码为"d6d0 cec4"，然后返回字节"d6 d0 ce c4"。<text:line-break/>如果charset为"utf8"则最后是"e4 b8 ad e6 96 87"。如果是"iso8859-1"，则由于无法编码，最后返回 "3f 3f"（两个问号）。 <text:line-break/><text:line-break/>3.2. new String(charset) <text:line-break/><text:line-break/>这是java字符串处理的另一个标准函数，和上一个函数的作用相反，将字节数组按照charset编码进行组合识别，最后转换为unicode存储。参考上述getBytes<text:line-break/>的例子，"gbk" 和"utf8"都可以得出正确的结果"4e2d 6587"，但iso8859-1最后变成了"003f 003f"（两个问号）。 <text:line-break/><text:line-break/>因为utf8可以用来表示/编码所有字符，所以new String( str.getBytes( "utf8" ), "utf8" ) === str，即完<text:soft-page-break/>全可逆。 <text:line-break/><text:line-break/>3.3. setCharacterEncoding() <text:line-break/><text:line-break/>该函数用来设置http请求或者相应的编码。 <text:line-break/><text:line-break/>对于request，是指提交内容的编码，指定后可以通过getParameter()则直接获得正确的字符串，如果不指定，则默认使用iso8859-1编码，需要进一步处理。<text:line-break/>参见下述"表单输入"。值得注意的是在执行setCharacterEncoding()之前，不能执行任何getParameter()。<text:a xlink:type="simple" xlink:href="http://lib.csdn.net/base/java" office:target-frame-name="_blank" xlink:show="new" text:style-name="Internet_20_link" text:visited-style-name="Visited_20_Internet_20_Link"><text:span text:style-name="T2">Java </text:span></text:a>doc上说明：This method must be called prior to reading request parameters or reading input using getReader()。而且，该指定<text:span text:style-name="T1">只对POST方法有效，对GET方法无效</text:span>。 分析原因，应该是在执行第一个getParameter()的时候，java将会按照编码分析所有的提交内容，而后续的getParameter()不再 进行分析，所以setCharacterEncoding()无效。而对于GET方法提交表单是，提交的内容在URL中，一开始就已经按照编码分析所有的 提交内容，setCharacterEncoding()自然就无效。</text:p>
      <text:p text:style-name="Text_20_body">4.iso-8859-1是JAVA网络传输使用的标准 字符集,而gb2312是标准中文字符集,当你作出提交表单等需要网络传输的操作的时候,就需要把 iso-8859-1转换为gb2312字符集显示,否则如果按浏览器的gb2312格式来解释iso-8859-1字符集的话,由于2者不兼容,所以会 是乱码.</text:p>
      <text:p text:style-name="Text_20_body">最后来看一个编码的例子：</text:p>
      <text:p text:style-name="P1"><text:span text:style-name="T3">[java]</text:span> <text:a xlink:type="simple" xlink:href="http://blog.csdn.net/xiongchao2011/article/details/7276834#" text:style-name="Internet_20_link" text:visited-style-name="Visited_20_Internet_20_Link">view plain</text:a> <text:a xlink:type="simple" xlink:href="http://blog.csdn.net/xiongchao2011/article/details/7276834#" text:style-name="Internet_20_link" text:visited-style-name="Visited_20_Internet_20_Link">copy</text:a></text:p>
      <text:p text:style-name="Text_20_body"><text:a xlink:type="simple" xlink:href="http://blog.csdn.net/xiongchao2011/article/details/7276834#" text:style-name="Internet_20_link" text:visited-style-name="Visited_20_Internet_20_Link">print</text:a><text:a xlink:type="simple" xlink:href="http://blog.csdn.net/xiongchao2011/article/details/7276834#" text:style-name="Internet_20_link" text:visited-style-name="Visited_20_Internet_20_Link">?</text:a></text:p>
      <text:list xml:id="list8211004629406493446" text:style-name="L1">
        <text:list-item>
          <text:p text:style-name="P3">String s = "你好";  </text:p>
        </text:list-item>
        <text:list-item>
          <text:p text:style-name="P3">  </text:p>
        </text:list-item>
        <text:list-item>
          <text:p text:style-name="P3">// 编码  </text:p>
        </text:list-item>
        <text:list-item>
          <text:p text:style-name="P3">byte[] utf = s.getBytes("utf-8");  </text:p>
        </text:list-item>
        <text:list-item>
          <text:p text:style-name="P3">byte[] gbk = s.getBytes("gbk");  </text:p>
        </text:list-item>
        <text:list-item>
          <text:p text:style-name="P3">  </text:p>
        </text:list-item>
        <text:list-item>
          <text:p text:style-name="P3">System.out.println("utf-8编码：" + Arrays.toString(utf)); // [-28, -67, -96, -27, -91, -67]  6个字节  </text:p>
        </text:list-item>
        <text:list-item>
          <text:p text:style-name="P3">System.out.println("gbk编码：" + Arrays.toString(gbk)); // [-60, -29, -70, -61]&lt;span style="white-space:pre"&gt;  &lt;/span&gt;4个字节  </text:p>
        </text:list-item>
        <text:list-item>
          <text:p text:style-name="P3">  </text:p>
        </text:list-item>
        <text:list-item>
          <text:p text:style-name="P3">// 解码  </text:p>
        </text:list-item>
        <text:list-item>
          <text:p text:style-name="P3">String s1 = new String(utf, "utf-8"); // 你好  </text:p>
        </text:list-item>
        <text:list-item>
          <text:p text:style-name="P3">String s2 = new String(utf, "gbk");// gbk解码：浣犲ソ gbk用2个字节解码，所以会多一个字符  </text:p>
        </text:list-item>
        <text:list-item>
          <text:p text:style-name="P3">String s3 = new String(gbk, "utf-8");// gbk用utf-8解码：??? &lt;span style="white-space:pre"&gt;  &lt;/span&gt;utf-8解码需要6个字节  </text:p>
        </text:list-item>
        <text:list-item>
          <text:p text:style-name="P3">  </text:p>
        </text:list-item>
        <text:list-item>
          <text:p text:style-name="P3"><text:soft-page-break/>System.out.println("--------------------");  </text:p>
        </text:list-item>
        <text:list-item>
          <text:p text:style-name="P3">System.out.println("utf-8解码：" + s1);  </text:p>
        </text:list-item>
        <text:list-item>
          <text:p text:style-name="P3">System.out.println("gbk解码：" + s2);  </text:p>
        </text:list-item>
        <text:list-item>
          <text:p text:style-name="P3">System.out.println("gbk用utf-8解码：" + s3);  </text:p>
        </text:list-item>
        <text:list-item>
          <text:p text:style-name="P3">System.out.println("---------------------");  </text:p>
        </text:list-item>
        <text:list-item>
          <text:p text:style-name="P3">  </text:p>
        </text:list-item>
        <text:list-item>
          <text:p text:style-name="P3">System.out.println("用utf-8编码回去");  </text:p>
        </text:list-item>
        <text:list-item>
          <text:p text:style-name="P3">  </text:p>
        </text:list-item>
        <text:list-item>
          <text:p text:style-name="P3">s3 = new String(s3.getBytes("utf-8"), "gbk");  // 锟斤拷锟?   gbk用utf-8解码后无法编回去  </text:p>
        </text:list-item>
        <text:list-item>
          <text:p text:style-name="P3">  </text:p>
        </text:list-item>
        <text:list-item>
          <text:p text:style-name="P2">System.out.println(s3);  </text:p>
        </text:list-item>
      </text:list>
      <text:p text:style-name="Text_20_body">规律： </text:p>
      <text:p text:style-name="Text_20_body"> <text:span text:style-name="T4">utf-8编码可以用gbk和iso8859-1解码后编回去<text:line-break/>gbk编码后只能用iso8859-1解码后编回去</text:span></text:p>
      <text:p text:style-name="Text_20_body">在JSP页面获取表单的值时会出现乱码，有两种解决方法：</text:p>
      <text:p text:style-name="Text_20_body">一种是在调用getParameter之前通过 request.setCharacterEncoding设置字符编码，另一种是调用new String(str.getBytes("iso8859-1"), "UTF-8");编码后解码，这两种方法都可以得到正确的结果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4:47:35.868016123</meta:creation-date>
    <dc:date>2016-11-29T17:11:49.923677051</dc:date>
    <meta:editing-duration>PT1H53M53S</meta:editing-duration>
    <meta:editing-cycles>1</meta:editing-cycles>
    <meta:generator>LibreOffice/5.1.4.2$Linux_X86_64 LibreOffice_project/10m0$Build-2</meta:generator>
    <meta:document-statistic meta:table-count="0" meta:image-count="0" meta:object-count="1" meta:page-count="4" meta:paragraph-count="37" meta:word-count="2017" meta:character-count="3946" meta:non-whitespace-character-count="3662"/>
  </office:meta>
</office:document-meta>
</file>